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40.4pt"/>
    </style:style>
    <style:style style:name="co5" style:family="table-column">
      <style:table-column-properties fo:break-before="auto" style:column-width="191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6.91pt"/>
    </style:style>
    <style:style style:name="co8" style:family="table-column">
      <style:table-column-properties fo:break-before="auto" style:column-width="143.8pt"/>
    </style:style>
    <style:style style:name="co9" style:family="table-column">
      <style:table-column-properties fo:break-before="auto" style:column-width="575.8pt"/>
    </style:style>
    <style:style style:name="co10" style:family="table-column">
      <style:table-column-properties fo:break-before="auto" style:column-width="74.21pt"/>
    </style:style>
    <style:style style:name="co11" style:family="table-column">
      <style:table-column-properties fo:break-before="auto" style:column-width="720.2pt"/>
    </style:style>
    <style:style style:name="co12" style:family="table-column">
      <style:table-column-properties fo:break-before="auto" style:column-width="160.64pt"/>
    </style:style>
    <style:style style:name="co13" style:family="table-column">
      <style:table-column-properties fo:break-before="auto" style:column-width="191.31pt"/>
    </style:style>
    <style:style style:name="co14" style:family="table-column">
      <style:table-column-properties fo:break-before="auto" style:column-width="163.05pt"/>
    </style:style>
    <style:style style:name="co15" style:family="table-column">
      <style:table-column-properties fo:break-before="auto" style:column-width="137.76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0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map style:condition="cell-content()=0" style:apply-style-name="Bad" style:base-cell-address="'Rough - Elite Dangerous'.B2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39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4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41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map style:condition="cell-content()=0" style:apply-style-name="Bad" style:base-cell-address="'Scratch - Commands'.D3"/>
    </style:style>
    <style:style style:name="ce4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4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5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52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1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4"/>
        <table:table-column table:style-name="co5" table:default-cell-style-name="ce106"/>
        <table:table-column table:style-name="co6" table:default-cell-style-name="ce106"/>
        <table:table-column table:style-name="co6" table:default-cell-style-name="ce108"/>
        <table:table-column table:style-name="co6" table:number-columns-repeated="3" table:default-cell-style-name="Default"/>
        <table:table-column table:style-name="co6" table:default-cell-style-name="ce99"/>
        <table:table-column table:style-name="co7" table:number-columns-repeated="2" table:default-cell-style-name="ce5"/>
        <table:table-column table:style-name="co7" table:default-cell-style-name="ce99"/>
        <table:table-column table:style-name="co7" table:number-columns-repeated="4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5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5"/>
          <table:covered-table-cell/>
          <table:table-cell table:style-name="ce28" office:value-type="string" calcext:value-type="string" table:number-columns-spanned="7" table:number-rows-spanned="1">
            <text:p>Discrepancy</text:p>
          </table:table-cell>
          <table:covered-table-cell table:style-name="ce28"/>
          <table:covered-table-cell table:style-name="ce1"/>
          <table:covered-table-cell table:style-name="ce114"/>
          <table:covered-table-cell table:number-columns-repeated="3" table:style-name="ce116"/>
          <table:table-cell table:style-name="ce5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1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13" table:formula="of:=AND(ISBLANK([.$E6]);NOT(ISBLANK([.$I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11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113" table:formula="of:=AND(ISBLANK([.$E12]);NOT(ISBLANK([.$I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247.07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rim</text:p>
          </table:table-cell>
          <table:table-cell table:style-name="ce92" office:value-type="string" calcext:value-type="string"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]));OR(NOT(ISBLANK([.$F18]));OR(NOT(ISBLANK([.$G18]));NOT(ISBLANK([.$H18])))))" office:value-type="boolean" office:boolean-value="true" calcext:value-type="boolean">
            <text:p>TRUE</text:p>
          </table:table-cell>
          <table:table-cell table:style-name="ce112" table:formula="of:=OR(OR(OR(IF([.$P18]=1);IF([.$Q18]=1));IF([.$R18]=1));IF([.$S18]=1))" office:value-type="boolean" office:boolean-value="false" calcext:value-type="boolean">
            <text:p>FALSE</text:p>
          </table:table-cell>
          <table:table-cell table:style-name="ce113" table:formula="of:=AND(ISBLANK([.$E18]);NOT(ISBLANK([.$I18])))" office:value-type="boolean" office:boolean-value="false" calcext:value-type="boolean">
            <text:p>FALSE</text:p>
          </table:table-cell>
          <table:table-cell table:style-name="ce115" table:formula="of:=AND(AND(ISBLANK([.$E18]);AND(ISBLANK([.$F18]);AND(ISBLANK([.$G18]);ISBLANK([.$H18]))));NOT(ISBLANK([.$I18])))" office:value-type="boolean" office:boolean-value="false" calcext:value-type="boolean">
            <text:p>FALSE</text:p>
          </table:table-cell>
          <table:table-cell table:style-name="ce115" table:formula="of:=AND(AND(ISBLANK([.$E18]);AND(ISBLANK([.$F18]);AND(ISBLANK([.$G18]);ISBLANK([.$H18]))));NOT(ISBLANK([.$J18])))" office:value-type="boolean" office:boolean-value="false" calcext:value-type="boolean">
            <text:p>FALSE</text:p>
          </table:table-cell>
          <table:table-cell table:style-name="ce115" table:formula="of:=AND(AND(ISBLANK([.$E18]);AND(ISBLANK([.$F18]);AND(ISBLANK([.$G18]);ISBLANK([.$H18]))));NOT(ISBLANK([.$K18])))" office:value-type="boolean" office:boolean-value="false" calcext:value-type="boolean">
            <text:p>FALSE</text:p>
          </table:table-cell>
          <table:table-cell table:style-name="ce115" table:formula="of:=AND(AND(ISBLANK([.$E18]);AND(ISBLANK([.$F18]);AND(ISBLANK([.$G18]);ISBLANK([.$H18]))));NOT(ISBLANK([.$L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]));OR(NOT(ISBLANK([.$F20]));OR(NOT(ISBLANK([.$G20]));NOT(ISBLANK([.$H20])))))" office:value-type="boolean" office:boolean-value="true" calcext:value-type="boolean">
            <text:p>TRUE</text:p>
          </table:table-cell>
          <table:table-cell table:style-name="ce112" table:formula="of:=OR(OR(OR(IF([.$P20]=1);IF([.$Q20]=1));IF([.$R20]=1));IF([.$S20]=1))" office:value-type="boolean" office:boolean-value="false" calcext:value-type="boolean">
            <text:p>FALSE</text:p>
          </table:table-cell>
          <table:table-cell table:style-name="ce113" table:formula="of:=AND(ISBLANK([.$E20]);NOT(ISBLANK([.$I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I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J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K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L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12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13" table:formula="of:=AND(ISBLANK([.$E22]);NOT(ISBLANK([.$I22])))" office:value-type="boolean" office:boolean-value="false" calcext:value-type="boolean">
            <text:p>FALSE</text:p>
          </table:table-cell>
          <table:table-cell table:style-name="ce115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15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15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15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1]));OR(NOT(ISBLANK([.$F31]));OR(NOT(ISBLANK([.$G31]));NOT(ISBLANK([.$H31])))))" office:value-type="boolean" office:boolean-value="true" calcext:value-type="boolean">
            <text:p>TRUE</text:p>
          </table:table-cell>
          <table:table-cell table:style-name="ce112" table:formula="of:=OR(OR(OR(IF([.$P31]=1);IF([.$Q31]=1));IF([.$R31]=1));IF([.$S31]=1))" office:value-type="boolean" office:boolean-value="false" calcext:value-type="boolean">
            <text:p>FALSE</text:p>
          </table:table-cell>
          <table:table-cell table:style-name="ce113" table:formula="of:=AND(ISBLANK([.$E31]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J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K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L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38]));OR(NOT(ISBLANK([.$F38]));OR(NOT(ISBLANK([.$G38]));NOT(ISBLANK([.$H38])))))" office:value-type="boolean" office:boolean-value="true" calcext:value-type="boolean">
            <text:p>TRUE</text:p>
          </table:table-cell>
          <table:table-cell table:style-name="ce112" table:formula="of:=OR(OR(OR(IF([.$P38]=1);IF([.$Q38]=1));IF([.$R38]=1));IF([.$S38]=1))" office:value-type="boolean" office:boolean-value="false" calcext:value-type="boolean">
            <text:p>FALSE</text:p>
          </table:table-cell>
          <table:table-cell table:style-name="ce113" table:formula="of:=AND(ISBLANK([.$E38]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J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K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L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1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13" table:formula="of:=AND(ISBLANK([.$E40]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7">Throttle-Paddle O_M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7">Throttle-Paddle O_M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7">Throttle-Paddle O_U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7">Throttle-Paddle O_U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7">Throttle-Paddle I_M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7">Throttle-Paddle I_M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7">Throttle-Paddle I_D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7">Throttle-Paddle I_D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2]));OR(NOT(ISBLANK([.$F62]));OR(NOT(ISBLANK([.$G62]));NOT(ISBLANK([.$H62])))))" office:value-type="boolean" office:boolean-value="true" calcext:value-type="boolean">
            <text:p>TRUE</text:p>
          </table:table-cell>
          <table:table-cell table:style-name="ce112" table:formula="of:=OR(OR(OR(IF([.$P62]=1);IF([.$Q62]=1));IF([.$R62]=1));IF([.$S62]=1))" office:value-type="boolean" office:boolean-value="false" calcext:value-type="boolean">
            <text:p>FALSE</text:p>
          </table:table-cell>
          <table:table-cell table:style-name="ce113" table:formula="of:=AND(ISBLANK([.$E62]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J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K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L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5]));OR(NOT(ISBLANK([.$F65]));OR(NOT(ISBLANK([.$G65]));NOT(ISBLANK([.$H65])))))" office:value-type="boolean" office:boolean-value="true" calcext:value-type="boolean">
            <text:p>TRUE</text:p>
          </table:table-cell>
          <table:table-cell table:style-name="ce112" table:formula="of:=OR(OR(OR(IF([.$P65]=1);IF([.$Q65]=1));IF([.$R65]=1));IF([.$S65]=1))" office:value-type="boolean" office:boolean-value="false" calcext:value-type="boolean">
            <text:p>FALSE</text:p>
          </table:table-cell>
          <table:table-cell table:style-name="ce113" table:formula="of:=AND(ISBLANK([.$E65]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J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K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L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9]));OR(NOT(ISBLANK([.$F69]));OR(NOT(ISBLANK([.$G69]));NOT(ISBLANK([.$H69])))))" office:value-type="boolean" office:boolean-value="true" calcext:value-type="boolean">
            <text:p>TRUE</text:p>
          </table:table-cell>
          <table:table-cell table:style-name="ce112" table:formula="of:=OR(OR(OR(IF([.$P69]=1);IF([.$Q69]=1));IF([.$R69]=1));IF([.$S69]=1))" office:value-type="boolean" office:boolean-value="false" calcext:value-type="boolean">
            <text:p>FALSE</text:p>
          </table:table-cell>
          <table:table-cell table:style-name="ce113" table:formula="of:=AND(ISBLANK([.$E69]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J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K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L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4">Selected</text:span> PTT</text:p>
            <text:p>MISUSE built-in voic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cial/Magic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round/Intercom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1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13" table:formula="of:=AND(ISBLANK([.$E75]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111.15pt" svg:height="28.09pt" svg:x="377.21pt" svg:y="1989.4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32</text:p>
          </table:table-cell>
          <table:table-cell table:style-name="ce10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5">Whisper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30</text:p>
          </table:table-cell>
          <table:table-cell table:style-name="ce10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127.47pt" svg:height="45.52pt" svg:x="377.21pt" svg:y="2042.28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9</text:p>
          </table:table-cell>
          <table:table-cell table:style-name="ce10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9]));OR(NOT(ISBLANK([.$F79]));OR(NOT(ISBLANK([.$G79]));NOT(ISBLANK([.$H79])))))" office:value-type="boolean" office:boolean-value="true" calcext:value-type="boolean">
            <text:p>TRUE</text:p>
          </table:table-cell>
          <table:table-cell table:style-name="ce112" table:formula="of:=OR(OR(OR(IF([.$P79]=1);IF([.$Q79]=1));IF([.$R79]=1));IF([.$S79]=1))" office:value-type="boolean" office:boolean-value="false" calcext:value-type="boolean">
            <text:p>FALSE</text:p>
          </table:table-cell>
          <table:table-cell table:style-name="ce113" table:formula="of:=AND(ISBLANK([.$E79]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J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K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L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4">COVAS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8</text:p>
          </table:table-cell>
          <table:table-cell table:style-name="ce10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1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13" table:formula="of:=AND(ISBLANK([.$E82]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4" draw:text-style-name="P2" svg:width="150.46pt" svg:height="60.52pt" svg:x="377.21pt" svg:y="2543.8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4" draw:text-style-name="P2" svg:width="150.46pt" svg:height="60.52pt" svg:x="377.21pt" svg:y="2596.6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M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M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43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38">
            <calcext:condition calcext:apply-style-name="Bad" calcext:value="=1" calcext:base-cell-address="Commands.N3"/>
          </calcext:conditional-format>
          <calcext:conditional-format calcext:target-range-address="Commands.M31:Commands.M33 Commands.M44:Commands.M44 Commands.M46:Commands.M46 Commands.M29:Commands.M29 Commands.M4:Commands.M4 Commands.M6:Commands.M6 Commands.M8:Commands.M8 Commands.M12:Commands.M12 Commands.M14:Commands.M14 Commands.M16:Commands.M16 Commands.M10:Commands.M10 Commands.M26:Commands.M27 Commands.M61:Commands.M63 Commands.M73:Commands.M75 Commands.M65:Commands.M67 Commands.M69:Commands.M71 Commands.M77:Commands.M79 Commands.M81:Commands.M83 Commands.M85:Commands.M85 Commands.M87:Commands.M87 Commands.M35:Commands.M38 Commands.M89:Commands.M89 Commands.M91:Commands.M91 Commands.M94:Commands.M94 Commands.M96:Commands.M96 Commands.D98:Commands.E98 Commands.M98:Commands.M98 Commands.D100:Commands.E100 Commands.M100:Commands.M100 Commands.E103:Commands.E103 Commands.D103:Commands.D103 Commands.M103:Commands.M103 Commands.E108:Commands.E108 Commands.D108:Commands.D108 Commands.M108:Commands.M108 Commands.D110:Commands.E110 Commands.M110:Commands.M110 Commands.D112:Commands.E113 Commands.M112:Commands.M113 Commands.D115:Commands.E115 Commands.M115:Commands.M115 Commands.D118:Commands.E118 Commands.M118:Commands.M118 Commands.D123:Commands.E123 Commands.M123:Commands.M123 Commands.D125:Commands.E125 Commands.M125:Commands.M125 Commands.D127:Commands.E127 Commands.M127:Commands.M127 Commands.D129:Commands.E129 Commands.M129:Commands.M129 Commands.M40:Commands.M40 Commands.M42:Commands.M42 Commands.D4:Commands.E4 Commands.D6:Commands.E6 Commands.D8:Commands.E8 Commands.D10:Commands.E10 Commands.D12:Commands.E12 Commands.D14:Commands.E14 Commands.D16:Commands.E16 Commands.D26:Commands.E27 Commands.D29:Commands.E29 Commands.D31:Commands.E33 Commands.D44:Commands.E44 Commands.D46:Commands.E46 Commands.D61:Commands.E63 Commands.D65:Commands.E67 Commands.D69:Commands.E71 Commands.D73:Commands.E75 Commands.D77:Commands.E79 Commands.D81:Commands.E83 Commands.D85:Commands.E85 Commands.D87:Commands.E87 Commands.D35:Commands.E38 Commands.D89:Commands.E89 Commands.D91:Commands.E91 Commands.D94:Commands.E94 Commands.D96:Commands.E96 Commands.D40:Commands.E40 Commands.D42:Commands.E42 Commands.E137:Commands.E138 Commands.M137:Commands.M138 Commands.D49:Commands.E49 Commands.M49:Commands.M49 Commands.D51:Commands.E51 Commands.M51:Commands.M51 Commands.D55:Commands.E55 Commands.M55:Commands.M55 Commands.D57:Commands.E57 Commands.M57:Commands.M57 Commands.D18:Commands.E18 Commands.M18:Commands.M18 Commands.D20:Commands.E20 Commands.M20:Commands.M20 Commands.D22:Commands.E22 Commands.M22:Commands.M22 Commands.D24:Commands.E24 Commands.M24:Commands.M24">
            <calcext:condition calcext:apply-style-name="Bad" calcext:value="=0" calcext:base-cell-address="Commands.D4"/>
          </calcext:conditional-format>
        </calcext:conditional-formats>
      </table:table>
      <table:table table:name="Rough - Elite Dangerous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35" office:value-type="string" calcext:value-type="string">
            <text:p>L_ALT v</text:p>
          </table:table-cell>
          <table:table-cell table:style-name="ce36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38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39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40" table:formula="of:=AND(ISBLANK([.$C2]);NOT(ISBLANK([.$I2])))" office:value-type="boolean" office:boolean-value="false" calcext:value-type="boolean">
            <text:p>FALSE</text:p>
          </table:table-cell>
          <table:table-cell table:style-name="ce41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41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41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41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35" office:value-type="string" calcext:value-type="string">
            <text:p>R_ALT v</text:p>
          </table:table-cell>
          <table:table-cell table:style-name="ce36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38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3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40" table:formula="of:=AND(ISBLANK([.$C3]);NOT(ISBLANK([.$I3])))" office:value-type="boolean" office:boolean-value="false" calcext:value-type="boolean">
            <text:p>FALSE</text:p>
          </table:table-cell>
          <table:table-cell table:style-name="ce41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41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41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41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36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Menu Up</text:p>
          </table:table-cell>
          <table:table-cell office:value-type="string" calcext:value-type="string">
            <text:p>Up</text:p>
          </table:table-cell>
          <table:table-cell table:style-name="ce36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36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36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36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office:value-type="string" calcext:value-type="string">
            <text:p>V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11">Base O_D - </text:span><text:span text:style-name="T12">U</text:span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 Zoom</text:p>
          </table:table-cell>
          <table:table-cell/>
          <table:table-cell office:value-type="string" calcext:value-type="string">
            <text:p><text:span text:style-name="T3">HOTAS - </text:span><text:span text:style-name="T11">Base O_D – </text:span><text:span text:style-name="T1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office:annotation draw:style-name="gr5" draw:text-style-name="P2" svg:width="124.84pt" svg:height="61.68pt" svg:x="160.78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0" table:default-cell-style-name="ce124"/>
        <table:table-column table:style-name="co1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7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7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13">Variant unique buttons</text:span><text:span text:style-name="T1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7">Variant unique buttons.</text:span><text:span text:style-name="T15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7">Variant unique buttons. Intelligence. Accessories. Detailed updated reference.</text:span><text:span text:style-name="T15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7">Variant Unique Hat. </text:span><text:span text:style-name="T15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6" draw:text-style-name="P2" svg:width="118.06pt" svg:height="70.58pt" svg:x="91.19pt" svg:y="661.46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15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7">Profile specific </text:span><text:span text:style-name="T15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7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7" draw:text-style-name="P2" svg:width="138.73pt" svg:height="39.63pt" svg:x="612.2pt" svg:y="869.24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16">Variant unique button.</text:span><text:span text:style-name="T14"> F5E Pitch Damper Cutoff.</text:span></text:p>
          </table:table-cell>
        </table:table-row>
        <table:table-row table:style-name="ro1" table:number-rows-repeated="104850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ervations" table:style-name="ta1">
        <table:table-column table:style-name="co12" table:default-cell-style-name="ce88"/>
        <table:table-column table:style-name="co12" table:default-cell-style-name="ce101"/>
        <table:table-column table:style-name="co5" table:number-columns-repeated="2" table:default-cell-style-name="ce88"/>
        <table:table-column table:style-name="co5" table:default-cell-style-name="ce109"/>
        <table:table-column table:style-name="co5" table:default-cell-style-name="ce88"/>
        <table:table-column table:style-name="co11" table:default-cell-style-name="Default"/>
        <table:table-row table:style-name="ro5">
          <table:table-cell office:value-type="string" calcext:value-type="string">
            <text:p>Input Keybind</text:p>
          </table:table-cell>
          <table:table-cell office:value-type="string" calcext:value-type="string">
            <text:p>HOTAS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Reasoning</text:p>
          </table:table-cell>
        </table:table-row>
        <table:table-row table:style-name="ro6">
          <table:table-cell table:style-name="Default"/>
          <table:table-cell table:style-name="Default" office:value-type="string" calcext:value-type="string">
            <text:p>T16KTR_TH-H3[UDRL] [O_U]</text:p>
          </table:table-cell>
          <table:table-cell table:style-name="Default" table:number-columns-repeated="3"/>
          <table:table-cell table:style-name="Default" office:value-type="string" calcext:value-type="string">
            <text:p>Elite Dangerous</text:p>
          </table:table-cell>
          <table:table-cell office:value-type="string" calcext:value-type="string">
            <text:p>Doubtful applicability.</text:p>
            <text:p>Intended for standby readiness management functions.</text:p>
          </table:table-cell>
        </table:table-row>
      </table:table>
      <table:table table:name="Notation" table:style-name="ta1"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16" table:default-cell-style-name="Default"/>
        <table:table-column table:style-name="co6" table:number-columns-repeated="1020" table:default-cell-style-name="Default"/>
        <table:table-row table:style-name="ro1">
          <table:table-cell table:style-name="ce45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45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45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45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45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6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7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5" table:default-cell-style-name="ce20"/>
        <table:table-column table:style-name="co6" table:default-cell-style-name="ce20"/>
        <table:table-column table:style-name="co6" table:default-cell-style-name="ce23"/>
        <table:table-column table:style-name="co6" table:number-columns-repeated="3" table:default-cell-style-name="Default"/>
        <table:table-column table:style-name="co6" table:default-cell-style-name="ce99"/>
        <table:table-column table:style-name="co7" table:number-columns-repeated="2" table:default-cell-style-name="ce5"/>
        <table:table-column table:style-name="co7" table:default-cell-style-name="ce99"/>
        <table:table-column table:style-name="co7" table:number-columns-repeated="4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5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5"/>
          <table:covered-table-cell/>
          <table:table-cell table:style-name="ce28" office:value-type="string" calcext:value-type="string" table:number-columns-spanned="7" table:number-rows-spanned="1">
            <text:p>Discrepancy</text:p>
          </table:table-cell>
          <table:covered-table-cell table:style-name="ce28"/>
          <table:covered-table-cell table:style-name="ce1"/>
          <table:covered-table-cell table:style-name="ce114"/>
          <table:covered-table-cell table:number-columns-repeated="3" table:style-name="ce116"/>
          <table:table-cell table:style-name="ce5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8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5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51" table:formula="of:=AND(ISBLANK([.$E3]);NOT(ISBLANK([.$I3])))" office:value-type="boolean" office:boolean-value="false" calcext:value-type="boolean">
            <text:p>FALSE</text:p>
          </table:table-cell>
          <table:table-cell table:style-name="ce52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52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52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52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9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50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51" table:formula="of:=AND(ISBLANK([.$E4]);NOT(ISBLANK([.$I4])))" office:value-type="boolean" office:boolean-value="false" calcext:value-type="boolean">
            <text:p>FALSE</text:p>
          </table:table-cell>
          <table:table-cell table:style-name="ce5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5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5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5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5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51" table:formula="of:=AND(ISBLANK([.$E6]);NOT(ISBLANK([.$I6])))" office:value-type="boolean" office:boolean-value="false" calcext:value-type="boolean">
            <text:p>FALSE</text:p>
          </table:table-cell>
          <table:table-cell table:style-name="ce52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52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52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52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50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51" table:formula="of:=AND(ISBLANK([.$E7]);NOT(ISBLANK([.$I7])))" office:value-type="boolean" office:boolean-value="false" calcext:value-type="boolean">
            <text:p>FALSE</text:p>
          </table:table-cell>
          <table:table-cell table:style-name="ce5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5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5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5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50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51" table:formula="of:=AND(ISBLANK([.$E8]);NOT(ISBLANK([.$I8])))" office:value-type="boolean" office:boolean-value="false" calcext:value-type="boolean">
            <text:p>FALSE</text:p>
          </table:table-cell>
          <table:table-cell table:style-name="ce5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5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5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5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50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51" table:formula="of:=AND(ISBLANK([.$E10]);NOT(ISBLANK([.$I10])))" office:value-type="boolean" office:boolean-value="false" calcext:value-type="boolean">
            <text:p>FALSE</text:p>
          </table:table-cell>
          <table:table-cell table:style-name="ce52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52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52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52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50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51" table:formula="of:=AND(ISBLANK([.$E11]);NOT(ISBLANK([.$I11])))" office:value-type="boolean" office:boolean-value="false" calcext:value-type="boolean">
            <text:p>FALSE</text:p>
          </table:table-cell>
          <table:table-cell table:style-name="ce5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5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5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5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50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51" table:formula="of:=AND(ISBLANK([.$E14]);NOT(ISBLANK([.$I14])))" office:value-type="boolean" office:boolean-value="false" calcext:value-type="boolean">
            <text:p>FALSE</text:p>
          </table:table-cell>
          <table:table-cell table:style-name="ce5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5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5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5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50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51" table:formula="of:=AND(ISBLANK([.$E15]);NOT(ISBLANK([.$I15])))" office:value-type="boolean" office:boolean-value="false" calcext:value-type="boolean">
            <text:p>FALSE</text:p>
          </table:table-cell>
          <table:table-cell table:style-name="ce52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52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52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52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50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51" table:formula="of:=AND(ISBLANK([.$E17]);NOT(ISBLANK([.$I17])))" office:value-type="boolean" office:boolean-value="false" calcext:value-type="boolean">
            <text:p>FALSE</text:p>
          </table:table-cell>
          <table:table-cell table:style-name="ce52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52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52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52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50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51" table:formula="of:=AND(ISBLANK([.$E19]);NOT(ISBLANK([.$I19])))" office:value-type="boolean" office:boolean-value="false" calcext:value-type="boolean">
            <text:p>FALSE</text:p>
          </table:table-cell>
          <table:table-cell table:style-name="ce52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52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52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52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50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51" table:formula="of:=AND(ISBLANK([.$E21]);NOT(ISBLANK([.$I21])))" office:value-type="boolean" office:boolean-value="false" calcext:value-type="boolean">
            <text:p>FALSE</text:p>
          </table:table-cell>
          <table:table-cell table:style-name="ce52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52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52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52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50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51" table:formula="of:=AND(ISBLANK([.$E22]);NOT(ISBLANK([.$I22])))" office:value-type="boolean" office:boolean-value="false" calcext:value-type="boolean">
            <text:p>FALSE</text:p>
          </table:table-cell>
          <table:table-cell table:style-name="ce52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52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52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52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47"/>
          <table:table-cell table:style-name="ce48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50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51" table:formula="of:=AND(ISBLANK([.$E26]);NOT(ISBLANK([.$I26])))" office:value-type="boolean" office:boolean-value="false" calcext:value-type="boolean">
            <text:p>FALSE</text:p>
          </table:table-cell>
          <table:table-cell table:style-name="ce52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52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52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52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47"/>
          <table:table-cell table:style-name="ce48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50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51" table:formula="of:=AND(ISBLANK([.$E28]);NOT(ISBLANK([.$I28])))" office:value-type="boolean" office:boolean-value="false" calcext:value-type="boolean">
            <text:p>FALSE</text:p>
          </table:table-cell>
          <table:table-cell table:style-name="ce52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52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52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52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50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51" table:formula="of:=AND(ISBLANK([.$E34]);NOT(ISBLANK([.$I34])))" office:value-type="boolean" office:boolean-value="false" calcext:value-type="boolean">
            <text:p>FALSE</text:p>
          </table:table-cell>
          <table:table-cell table:style-name="ce52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52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52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52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50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51" table:formula="of:=AND(ISBLANK([.$E35]);NOT(ISBLANK([.$I35])))" office:value-type="boolean" office:boolean-value="false" calcext:value-type="boolean">
            <text:p>FALSE</text:p>
          </table:table-cell>
          <table:table-cell table:style-name="ce52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52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52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52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50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51" table:formula="of:=AND(ISBLANK([.$E36]);NOT(ISBLANK([.$I36])))" office:value-type="boolean" office:boolean-value="false" calcext:value-type="boolean">
            <text:p>FALSE</text:p>
          </table:table-cell>
          <table:table-cell table:style-name="ce52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52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52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52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48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50"/>
          <table:table-cell table:style-name="ce51"/>
          <table:table-cell table:style-name="ce52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47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9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50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51" table:formula="of:=AND(ISBLANK([.$E52]);NOT(ISBLANK([.$I52])))" office:value-type="boolean" office:boolean-value="true" calcext:value-type="boolean">
            <text:p>TRUE</text:p>
          </table:table-cell>
          <table:table-cell table:style-name="ce52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52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52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52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2:25:06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07T22:27:54.684000000</dc:date>
    <meta:editing-duration>P4DT12H7M13S</meta:editing-duration>
    <meta:editing-cycles>498</meta:editing-cycles>
    <meta:document-statistic meta:table-count="7" meta:cell-count="1333" meta:object-count="0"/>
  </office:meta>
</office:document-meta>
</file>